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.05118in" fo:padding-bottom="0.05118in" fo:padding-left="0.09843in" fo:padding-right="0.09843in" draw:textarea-vertical-align="top" draw:textarea-horizontal-align="center" draw:fill="solid" draw:fill-color="#ffffff" draw:opacity="100%" draw:stroke="solid" svg:stroke-width="0.02795in" svg:stroke-color="#385d8a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>
      <style:graphic-properties fo:wrap-option="wrap" fo:padding-top="0.05118in" fo:padding-bottom="0.05118in" fo:padding-left="0.09843in" fo:padding-right="0.09843in" draw:textarea-vertical-align="top" draw:textarea-horizontal-align="center" draw:fill="solid" draw:fill-color="#ffffff" draw:opacity="100%" draw:stroke="solid" svg:stroke-width="0.02795in" svg:stroke-color="#385d8a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8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0">
      <style:graphic-properties fo:wrap-option="wrap" fo:padding-top="0.05118in" fo:padding-bottom="0.05118in" fo:padding-left="0.09843in" fo:padding-right="0.09843in" draw:textarea-vertical-align="top" draw:textarea-horizontal-align="center" draw:fill="solid" draw:fill-color="#ffffff" draw:opacity="100%" draw:stroke="solid" svg:stroke-width="0.02795in" svg:stroke-color="#385d8a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5118in" fo:padding-bottom="0.05118in" fo:padding-left="0.09843in" fo:padding-right="0.09843in" draw:textarea-vertical-align="top" draw:textarea-horizontal-align="center" draw:fill="solid" draw:fill-color="#ffffff" draw:opacity="100%" draw:stroke="solid" svg:stroke-width="0.02795in" svg:stroke-color="#385d8a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wrap" fo:padding-top="0.05118in" fo:padding-bottom="0.05118in" fo:padding-left="0.09843in" fo:padding-right="0.09843in" draw:textarea-vertical-align="top" draw:textarea-horizontal-align="center" draw:fill="solid" draw:fill-color="#ffff00" draw:opacity="100%" draw:stroke="solid" svg:stroke-width="0.01024in" svg:stroke-color="#000000" svg:stroke-opacity="100%" draw:stroke-linejoin="miter" draw:auto-grow-width="false" draw:auto-grow-height="true"/>
      <style:paragraph-properties style:font-independent-line-spacing="fals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>
      <style:graphic-properties fo:wrap-option="wrap" fo:padding-top="0.05118in" fo:padding-bottom="0.05118in" fo:padding-left="0.09843in" fo:padding-right="0.09843in" draw:textarea-vertical-align="middle" draw:textarea-horizontal-align="center" draw:fill="solid" draw:fill-color="#ffffff" draw:opacity="100%" draw:stroke="solid" svg:stroke-width="0.02795in" svg:stroke-color="#385d8a" svg:stroke-opacity="100%" draw:stroke-linejoin="miter" draw:auto-grow-width="false" draw:auto-grow-height="false"/>
      <style:paragraph-properties style:font-independent-line-spacing="false" style:writing-mode="lr-tb"/>
    </style:style>
    <style:style style:family="presentation" style:name="a452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4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43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color="#000000" fo:font-family="Arial" style:font-family-generic="swiss" style:font-pitch="variable" fo:font-size="100%"/>
      </text:list-level-style-bullet>
    </text:list-style>
    <text:list-style style:name="a439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color="#000000"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color="#000000" fo:font-family="Arial" style:font-family-generic="swiss" style:font-pitch="variable" fo:font-size="100%"/>
      </text:list-level-style-bullet>
    </text:list-style>
  </office:automatic-styles>
  <office:body>
    <office:presentation>
      <draw:page draw:name="PowerPoint Presentation" draw:style-name="a421" draw:master-page-name="Master1-Layout7-blank-Blank" presentation:presentation-page-layout-name="Master1-PPL7" draw:id="Slide-256">
        <draw:custom-shape svg:x="0.41654in" svg:y="0.13386in" svg:width="4.58346in" svg:height="2.94961in" draw:id="id69" draw:style-name="a424" draw:name="Rectangle 3">
          <svg:title/>
          <svg:desc/>
          <text:p text:style-name="a423" text:class-names="" text:cond-style-name=""><text:span text:style-name="a422" text:class-names="">Slogan goes here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5.16654in" svg:y="0.13386in" svg:width="4.58346in" svg:height="2.94961in" draw:id="id70" draw:style-name="a427" draw:name="Rectangle 4">
          <svg:title/>
          <svg:desc/>
          <text:p text:style-name="a426" text:class-names="" text:cond-style-name=""><text:span text:style-name="a425" text:class-names="">Impact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41654in" svg:y="3.33346in" svg:width="4.58346in" svg:height="2.94961in" draw:id="id71" draw:style-name="a430" draw:name="Rectangle 5">
          <svg:title/>
          <svg:desc/>
          <text:p text:style-name="a429" text:class-names="" text:cond-style-name=""><text:span text:style-name="a428" text:class-names="">New idea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5.16654in" svg:y="3.33346in" svg:width="4.58346in" svg:height="2.94961in" draw:id="id72" draw:style-name="a433" draw:name="Rectangle 6">
          <svg:title/>
          <svg:desc/>
          <text:p text:style-name="a432" text:class-names="" text:cond-style-name=""><text:span text:style-name="a431" text:class-names="">Milestone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14764in" svg:y="6.58346in" svg:width="7.58307in" svg:height="0.40275in" draw:id="id73" draw:style-name="a436" draw:name="TextBox 8">
          <svg:title/>
          <svg:desc/>
          <text:p text:style-name="a435" text:class-names="" text:cond-style-name=""><text:span text:style-name="a434" text:class-names="">Bumper sticker goes here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5.58346in" svg:y="0.66654in" svg:width="3.75in" svg:height="0.40275in" draw:id="id74" draw:style-name="a440" draw:name="TextBox 9">
          <svg:title/>
          <svg:desc/>
          <text:list text:style-name="a439">
            <text:list-item>
              <text:p text:style-name="a438" text:class-names="" text:cond-style-name=""><text:span text:style-name="a437" text:class-names="">Bullets</text:span></text:p>
            </text:list-item>
          </text:list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5.58346in" svg:y="3.83346in" svg:width="3.75in" svg:height="0.40275in" draw:id="id75" draw:style-name="a444" draw:name="TextBox 10">
          <svg:title/>
          <svg:desc/>
          <text:list text:style-name="a443">
            <text:list-item>
              <text:p text:style-name="a442" text:class-names="" text:cond-style-name=""><text:span text:style-name="a441" text:class-names="">Bullets</text:span></text:p>
            </text:list-item>
          </text:list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83346in" svg:y="3.83346in" svg:width="3.75in" svg:height="0.40275in" draw:id="id76" draw:style-name="a448" draw:name="TextBox 11">
          <svg:title/>
          <svg:desc/>
          <text:list text:style-name="a447">
            <text:list-item>
              <text:p text:style-name="a446" text:class-names="" text:cond-style-name=""><text:span text:style-name="a445" text:class-names="">Bullets</text:span></text:p>
            </text:list-item>
          </text:list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58346in" svg:y="1.33346in" svg:width="2.33307in" svg:height="0.58307in" draw:id="id77" draw:style-name="a451" draw:name="Rectangle 12">
          <svg:title/>
          <svg:desc/>
          <text:p text:style-name="a450" text:class-names="" text:cond-style-name=""><text:span text:style-name="a449" text:class-names="">Symbol goes here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a454">
          <draw:page-thumbnail draw:page-number="1" svg:x="1.25174in" svg:y="0.76042in" svg:width="4.99653in" svg:height="3.74826in" presentation:class="page" draw:id="id78" presentation:style-name="a452" draw:name="Slide Image Placeholder 1">
            <svg:title/>
            <svg:desc/>
          </draw:page-thumbnail>
          <draw:frame draw:id="id79" presentation:style-name="a453" draw:name="Notes Placeholder 2" svg:x="0.75in" svg:y="4.75in" svg:width="5.99961in" svg:height="4.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5in" svg:y="1.22743in" svg:width="7.5in" svg:height="2.61111in"/>
      <presentation:placeholder presentation:object="subtitle" svg:x="1.25in" svg:y="3.93924in" svg:width="7.5in" svg:height="1.81076in"/>
      <presentation:placeholder presentation:object="date-time" svg:x="0.49961in" svg:y="6.95157in" svg:width="2.33346in" svg:height="0.39961in"/>
      <presentation:placeholder presentation:object="footer" svg:x="3.41653in" svg:y="6.9in" svg:width="3.16693in" svg:height="0.50275in"/>
      <presentation:placeholder presentation:object="page-number" svg:x="7.16614in" svg:y="6.95157in" svg:width="2.33346in" svg:height="0.39961in"/>
    </style:presentation-page-layout>
    <style:presentation-page-layout style:name="Master1-PPL2" style:display-name="Title and Content">
      <presentation:placeholder presentation:object="title" svg:x="0.5in" svg:y="0.3in" svg:width="9in" svg:height="1.25039in"/>
      <presentation:placeholder presentation:object="object" svg:x="0.5in" svg:y="1.75in" svg:width="9in" svg:height="4.95in"/>
      <presentation:placeholder presentation:object="date-time" svg:x="0.49961in" svg:y="6.95157in" svg:width="2.33346in" svg:height="0.39961in"/>
      <presentation:placeholder presentation:object="footer" svg:x="3.41653in" svg:y="6.9in" svg:width="3.16693in" svg:height="0.50275in"/>
      <presentation:placeholder presentation:object="page-number" svg:x="7.16614in" svg:y="6.95157in" svg:width="2.33346in" svg:height="0.39961in"/>
    </style:presentation-page-layout>
    <style:presentation-page-layout style:name="Master1-PPL3" style:display-name="Section Header">
      <presentation:placeholder presentation:object="title" svg:x="0.68229in" svg:y="1.86979in" svg:width="8.625in" svg:height="3.11979in"/>
      <presentation:placeholder presentation:object="outline" svg:x="0.68229in" svg:y="5.0191in" svg:width="8.625in" svg:height="1.64062in"/>
      <presentation:placeholder presentation:object="date-time" svg:x="0.49961in" svg:y="6.95157in" svg:width="2.33346in" svg:height="0.39961in"/>
      <presentation:placeholder presentation:object="footer" svg:x="3.41653in" svg:y="6.9in" svg:width="3.16693in" svg:height="0.50275in"/>
      <presentation:placeholder presentation:object="page-number" svg:x="7.16614in" svg:y="6.95157in" svg:width="2.33346in" svg:height="0.39961in"/>
    </style:presentation-page-layout>
    <style:presentation-page-layout style:name="Master1-PPL4" style:display-name="Two Content">
      <presentation:placeholder presentation:object="title" svg:x="0.5in" svg:y="0.3in" svg:width="9in" svg:height="1.25039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49961in" svg:y="6.95157in" svg:width="2.33346in" svg:height="0.39961in"/>
      <presentation:placeholder presentation:object="footer" svg:x="3.41653in" svg:y="6.9in" svg:width="3.16693in" svg:height="0.50275in"/>
      <presentation:placeholder presentation:object="page-number" svg:x="7.16614in" svg:y="6.95157in" svg:width="2.33346in" svg:height="0.39961in"/>
    </style:presentation-page-layout>
    <style:presentation-page-layout style:name="Master1-PPL5" style:display-name="Comparison">
      <presentation:placeholder presentation:object="title" svg:x="0.68924in" svg:y="0.39931in" svg:width="8.625in" svg:height="1.44965in"/>
      <presentation:placeholder presentation:object="outline" svg:x="0.68924in" svg:y="1.83854in" svg:width="4.2309in" svg:height="0.90104in"/>
      <presentation:placeholder presentation:object="object" svg:x="0.68924in" svg:y="2.73958in" svg:width="4.2309in" svg:height="4.02951in"/>
      <presentation:placeholder presentation:object="outline" svg:x="5.0625in" svg:y="1.83854in" svg:width="4.25174in" svg:height="0.90104in"/>
      <presentation:placeholder presentation:object="object" svg:x="5.0625in" svg:y="2.73958in" svg:width="4.25174in" svg:height="4.02951in"/>
      <presentation:placeholder presentation:object="date-time" svg:x="0.49961in" svg:y="6.95157in" svg:width="2.33346in" svg:height="0.39961in"/>
      <presentation:placeholder presentation:object="footer" svg:x="3.41653in" svg:y="6.9in" svg:width="3.16693in" svg:height="0.50275in"/>
      <presentation:placeholder presentation:object="page-number" svg:x="7.16614in" svg:y="6.95157in" svg:width="2.33346in" svg:height="0.39961in"/>
    </style:presentation-page-layout>
    <style:presentation-page-layout style:name="Master1-PPL6" style:display-name="Title Only">
      <presentation:placeholder presentation:object="title" svg:x="0.5in" svg:y="0.3in" svg:width="9in" svg:height="1.25039in"/>
      <presentation:placeholder presentation:object="date-time" svg:x="0.49961in" svg:y="6.95157in" svg:width="2.33346in" svg:height="0.39961in"/>
      <presentation:placeholder presentation:object="footer" svg:x="3.41653in" svg:y="6.9in" svg:width="3.16693in" svg:height="0.50275in"/>
      <presentation:placeholder presentation:object="page-number" svg:x="7.16614in" svg:y="6.95157in" svg:width="2.33346in" svg:height="0.39961in"/>
    </style:presentation-page-layout>
    <style:presentation-page-layout style:name="Master1-PPL7" style:display-name="Blank">
      <presentation:placeholder presentation:object="date-time" svg:x="0.49961in" svg:y="6.95157in" svg:width="2.33346in" svg:height="0.39961in"/>
      <presentation:placeholder presentation:object="footer" svg:x="3.41653in" svg:y="6.9in" svg:width="3.16693in" svg:height="0.50275in"/>
      <presentation:placeholder presentation:object="page-number" svg:x="7.16614in" svg:y="6.95157in" svg:width="2.33346in" svg:height="0.39961in"/>
    </style:presentation-page-layout>
    <style:presentation-page-layout style:name="Master1-PPL8" style:display-name="Content with Caption">
      <presentation:placeholder presentation:object="title" svg:x="0.68924in" svg:y="0.5in" svg:width="3.22569in" svg:height="1.75in"/>
      <presentation:placeholder presentation:object="object" svg:x="4.25174in" svg:y="1.07986in" svg:width="5.0625in" svg:height="5.32986in"/>
      <presentation:placeholder presentation:object="outline" svg:x="0.68924in" svg:y="2.25in" svg:width="3.22569in" svg:height="4.1684in"/>
      <presentation:placeholder presentation:object="date-time" svg:x="0.49961in" svg:y="6.95157in" svg:width="2.33346in" svg:height="0.39961in"/>
      <presentation:placeholder presentation:object="footer" svg:x="3.41653in" svg:y="6.9in" svg:width="3.16693in" svg:height="0.50275in"/>
      <presentation:placeholder presentation:object="page-number" svg:x="7.16614in" svg:y="6.95157in" svg:width="2.33346in" svg:height="0.39961in"/>
    </style:presentation-page-layout>
    <style:presentation-page-layout style:name="Master1-PPL9" style:display-name="Picture with Caption">
      <presentation:placeholder presentation:object="title" svg:x="0.68924in" svg:y="0.5in" svg:width="3.22569in" svg:height="1.75in"/>
      <presentation:placeholder presentation:object="graphic" svg:x="4.25174in" svg:y="1.07986in" svg:width="5.0625in" svg:height="5.32986in"/>
      <presentation:placeholder presentation:object="outline" svg:x="0.68924in" svg:y="2.25in" svg:width="3.22569in" svg:height="4.1684in"/>
      <presentation:placeholder presentation:object="date-time" svg:x="0.49961in" svg:y="6.95157in" svg:width="2.33346in" svg:height="0.39961in"/>
      <presentation:placeholder presentation:object="footer" svg:x="3.41653in" svg:y="6.9in" svg:width="3.16693in" svg:height="0.50275in"/>
      <presentation:placeholder presentation:object="page-number" svg:x="7.16614in" svg:y="6.95157in" svg:width="2.33346in" svg:height="0.39961in"/>
    </style:presentation-page-layout>
    <style:presentation-page-layout style:name="Master1-PPL10" style:display-name="Title and Vertical Text">
      <presentation:placeholder presentation:object="title" svg:x="0.5in" svg:y="0.3in" svg:width="9in" svg:height="1.25039in"/>
      <presentation:placeholder presentation:object="outline" svg:x="0.5in" svg:y="1.75in" svg:width="9in" svg:height="4.95in"/>
      <presentation:placeholder presentation:object="date-time" svg:x="0.49961in" svg:y="6.95157in" svg:width="2.33346in" svg:height="0.39961in"/>
      <presentation:placeholder presentation:object="footer" svg:x="3.41653in" svg:y="6.9in" svg:width="3.16693in" svg:height="0.50275in"/>
      <presentation:placeholder presentation:object="page-number" svg:x="7.16614in" svg:y="6.95157in" svg:width="2.33346in" svg:height="0.3996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49961in" svg:y="6.95157in" svg:width="2.33346in" svg:height="0.39961in"/>
      <presentation:placeholder presentation:object="footer" svg:x="3.41653in" svg:y="6.9in" svg:width="3.16693in" svg:height="0.50275in"/>
      <presentation:placeholder presentation:object="page-number" svg:x="7.16614in" svg:y="6.95157in" svg:width="2.33346in" svg:height="0.3996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Gothic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118in" fo:padding-bottom="0.05118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Gothic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Gothic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S Gothic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1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9">
      <style:graphic-properties draw:fill="none" draw:stroke="none"/>
    </style:style>
    <style:style style:family="presentation" style:name="a90">
      <style:graphic-properties draw:fill="none" draw:stroke="non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Gothic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Gothic" style:font-family-complex="Tahoma" style:font-family-generic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Gothic" style:font-family-complex="Tahoma" style:font-family-generic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">
      <style:graphic-properties fo:wrap-option="wrap" fo:padding-top="0.05118in" fo:padding-bottom="0.05118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Gothic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21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6">
      <style:graphic-properties draw:fill="none" draw:stroke="non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Gothic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Gothic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1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Gothic" style:font-family-complex="Tahoma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Gothic" style:font-family-complex="Tahoma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Gothic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Gothic" style:font-family-complex="Tahoma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Gothic" style:font-family-complex="Tahoma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Gothic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Gothic" style:font-family-complex="Tahoma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Gothic" style:font-family-complex="Tahoma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6">
      <style:graphic-properties draw:fill="none" draw:stroke="non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Gothic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118in" fo:padding-bottom="0.05118in" fo:padding-left="0.09843in" fo:padding-right="0.09843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Gothic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6">
      <style:graphic-properties draw:fill="none" draw:stroke="non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Gothic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1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2">
      <style:graphic-properties draw:fill="none" draw:stroke="non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Gothic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Gothic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Gothic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Gothic" style:font-family-complex="Tahoma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Gothic" style:font-family-complex="Tahoma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Gothic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">
      <style:graphic-properties draw:fill="none" draw:stroke="non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Gothic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118in" fo:padding-bottom="0.05118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Gothic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Gothic" style:font-family-complex="Tahoma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Gothic" style:font-family-complex="Tahoma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Gothic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7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Gothic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118in" fo:padding-bottom="0.05118in" fo:padding-left="0.09843in" fo:padding-right="0.09843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Gothic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Gothic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7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Gothic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Gothic" style:font-family-complex="Tahoma" style:font-family-generic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Gothic" style:font-family-complex="Tahoma" style:font-family-generic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118in" fo:padding-bottom="0.05118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Gothic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Gothic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118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Gothic" style:font-family-complex="Tahoma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Gothic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">
      <style:graphic-properties draw:fill="none" draw:stroke="non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Gothic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3">
      <style:graphic-properties draw:fill="none" draw:stroke="non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Gothic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Gothic" style:font-family-complex="Tahoma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Gothic" style:font-family-complex="Tahoma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3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8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Gothic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Gothic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draw:fill="none" draw:stroke="non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Gothic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Gothic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Gothic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Gothic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Gothic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Gothic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in" svg:y="0.3in" svg:width="9in" svg:height="1.25039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in" svg:y="1.75in" svg:width="9in" svg:height="4.9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49961in" svg:y="6.95157in" svg:width="2.33346in" svg:height="0.39961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41653in" svg:y="6.9in" svg:width="3.16693in" svg:height="0.50275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16614in" svg:y="6.95157in" svg:width="2.33346in" svg:height="0.3996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34">
        <draw:page-thumbnail svg:x="0in" svg:y="0.75984in" svg:width="0in" svg:height="0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75in" svg:y="4.75in" svg:width="5.99961in" svg:height="4.49961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35">
      <draw:frame draw:id="id7" presentation:style-name="a39" draw:name="Title 1" svg:x="1.25in" svg:y="1.22743in" svg:width="7.5in" svg:height="2.61111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8" presentation:style-name="a43" draw:name="Subtitle 2" svg:x="1.25in" svg:y="3.93924in" svg:width="7.5in" svg:height="1.81076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9" presentation:style-name="a46" draw:name="Date Placeholder 3" svg:x="0.49961in" svg:y="6.95157in" svg:width="2.33346in" svg:height="0.39961in" presentation:class="date-time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10" presentation:style-name="a49" draw:name="Footer Placeholder 4" svg:x="3.41653in" svg:y="6.9in" svg:width="3.16693in" svg:height="0.50275in" presentation:class="footer" presentation:placeholder="false">
        <draw:text-box>
          <text:p text:style-name="a48" text:class-names="" text:cond-style-name=""><text:span text:style-name="a47" text:class-names=""/></text:p>
        </draw:text-box>
        <svg:title/>
        <svg:desc/>
      </draw:frame>
      <draw:frame draw:id="id11" presentation:style-name="a53" draw:name="Slide Number Placeholder 5" svg:x="7.16614in" svg:y="6.95157in" svg:width="2.33346in" svg:height="0.39961in" presentation:class="page-number" presentation:placeholder="false">
        <draw:text-box>
          <text:p text:style-name="a52" text:class-names="" text:cond-style-name=""><text:span text:style-name="a50" text:class-names=""><text:page-number style:num-format="1" text:fixed="false"/></text:span><text:span text:style-name="a51" text:class-names=""/></text:p>
        </draw:text-box>
        <svg:title/>
        <svg:desc/>
      </draw:frame>
      <presentation:notes style:page-layout-name="pageLayout2" draw:style-name="a58">
        <draw:page-thumbnail svg:x="0in" svg:y="0.75984in" svg:width="0in" svg:height="0in" presentation:class="page" draw:id="id5" presentation:style-name="a54" draw:name="Slide Image Placeholder 1">
          <svg:title/>
          <svg:desc/>
        </draw:page-thumbnail>
        <draw:frame draw:id="id6" presentation:style-name="a57" draw:name="Notes Placeholder 2" svg:x="0.75in" svg:y="4.75in" svg:width="5.99961in" svg:height="4.49961in" presentation:class="notes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59">
      <draw:frame draw:id="id12" presentation:style-name="a63" draw:name="Title 1" svg:x="0.5in" svg:y="0.3in" svg:width="9in" svg:height="1.25039in" presentation:class="title" presentation:placeholder="false">
        <draw:text-box>
          <text:p text:style-name="a62" text:class-names="" text:cond-style-name=""><text:span text:style-name="a60" text:class-names="">Click to edit Master title style</text:span><text:span text:style-name="a61" text:class-names=""/></text:p>
        </draw:text-box>
        <svg:title/>
        <svg:desc/>
      </draw:frame>
      <draw:frame draw:id="id13" presentation:style-name="a79" draw:name="Content Placeholder 2" svg:x="0.5in" svg:y="1.75in" svg:width="9in" svg:height="4.95in" presentation:class="object" presentation:placeholder="false">
        <draw:text-box>
          <text:p text:style-name="a65" text:class-names="" text:cond-style-name=""><text:span text:style-name="a64" text:class-names="">Edit Master text styles</text:span></text:p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" presentation:style-name="a82" draw:name="Date Placeholder 3" svg:x="0.49961in" svg:y="6.95157in" svg:width="2.33346in" svg:height="0.39961in" presentation:class="date-time" presentation:placeholder="false">
        <draw:text-box>
          <text:p text:style-name="a81" text:class-names="" text:cond-style-name=""><text:span text:style-name="a80" text:class-names=""/></text:p>
        </draw:text-box>
        <svg:title/>
        <svg:desc/>
      </draw:frame>
      <draw:frame draw:id="id15" presentation:style-name="a85" draw:name="Footer Placeholder 4" svg:x="3.41653in" svg:y="6.9in" svg:width="3.16693in" svg:height="0.50275in" presentation:class="footer" presentation:placeholder="false">
        <draw:text-box>
          <text:p text:style-name="a84" text:class-names="" text:cond-style-name=""><text:span text:style-name="a83" text:class-names=""/></text:p>
        </draw:text-box>
        <svg:title/>
        <svg:desc/>
      </draw:frame>
      <draw:frame draw:id="id16" presentation:style-name="a89" draw:name="Slide Number Placeholder 5" svg:x="7.16614in" svg:y="6.95157in" svg:width="2.33346in" svg:height="0.39961in" presentation:class="page-number" presentation:placeholder="false">
        <draw:text-box>
          <text:p text:style-name="a88" text:class-names="" text:cond-style-name=""><text:span text:style-name="a86" text:class-names=""><text:page-number style:num-format="1" text:fixed="false"/></text:span><text:span text:style-name="a87" text:class-names=""/></text:p>
        </draw:text-box>
        <svg:title/>
        <svg:desc/>
      </draw:frame>
      <presentation:notes style:page-layout-name="pageLayout2" draw:style-name="a94">
        <draw:page-thumbnail svg:x="0in" svg:y="0.75984in" svg:width="0in" svg:height="0in" presentation:class="page" draw:id="id5" presentation:style-name="a90" draw:name="Slide Image Placeholder 1">
          <svg:title/>
          <svg:desc/>
        </draw:page-thumbnail>
        <draw:frame draw:id="id6" presentation:style-name="a93" draw:name="Notes Placeholder 2" svg:x="0.75in" svg:y="4.75in" svg:width="5.99961in" svg:height="4.49961in" presentation:class="notes" presentation:placeholder="false">
          <draw:text-box>
            <text:p text:style-name="a92" text:class-names="" text:cond-style-name=""><text:span text:style-name="a91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95">
      <draw:frame draw:id="id17" presentation:style-name="a99" draw:name="Title 1" svg:x="0.68229in" svg:y="1.86979in" svg:width="8.625in" svg:height="3.11979in" presentation:class="title" presentation:placeholder="false">
        <draw:text-box>
          <text:p text:style-name="a98" text:class-names="" text:cond-style-name=""><text:span text:style-name="a96" text:class-names="">Click to edit Master title style</text:span><text:span text:style-name="a97" text:class-names=""/></text:p>
        </draw:text-box>
        <svg:title/>
        <svg:desc/>
      </draw:frame>
      <draw:frame draw:id="id18" presentation:style-name="a103" draw:name="Text Placeholder 2" svg:x="0.68229in" svg:y="5.0191in" svg:width="8.625in" svg:height="1.64062in" presentation:class="outline" presentation:placeholder="false">
        <draw:text-box>
          <text:list text:style-name="a102">
            <text:list-item>
              <text:p text:style-name="a101" text:class-names="" text:cond-style-name=""><text:span text:style-name="a100" text:class-names="">Edit Master text styles</text:span></text:p>
            </text:list-item>
          </text:list>
        </draw:text-box>
        <svg:title/>
        <svg:desc/>
      </draw:frame>
      <draw:frame draw:id="id19" presentation:style-name="a106" draw:name="Date Placeholder 3" svg:x="0.49961in" svg:y="6.95157in" svg:width="2.33346in" svg:height="0.39961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20" presentation:style-name="a109" draw:name="Footer Placeholder 4" svg:x="3.41653in" svg:y="6.9in" svg:width="3.16693in" svg:height="0.50275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1" presentation:style-name="a113" draw:name="Slide Number Placeholder 5" svg:x="7.16614in" svg:y="6.95157in" svg:width="2.33346in" svg:height="0.3996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18">
        <draw:page-thumbnail svg:x="0in" svg:y="0.75984in" svg:width="0in" svg:height="0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75in" svg:y="4.75in" svg:width="5.99961in" svg:height="4.49961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19">
      <draw:frame draw:id="id22" presentation:style-name="a123" draw:name="Title 1" svg:x="0.5in" svg:y="0.3in" svg:width="9in" svg:height="1.25039in" presentation:class="title" presentation:placeholder="false">
        <draw:text-box>
          <text:p text:style-name="a122" text:class-names="" text:cond-style-name=""><text:span text:style-name="a120" text:class-names="">Click to edit Master title style</text:span><text:span text:style-name="a121" text:class-names=""/></text:p>
        </draw:text-box>
        <svg:title/>
        <svg:desc/>
      </draw:frame>
      <draw:frame draw:id="id23" presentation:style-name="a139" draw:name="Content Placeholder 2" svg:x="0.5in" svg:y="1.75in" svg:width="4.41667in" svg:height="4.94965in" presentation:class="object" presentation:placeholder="false">
        <draw:text-box>
          <text:p text:style-name="a125" text:class-names="" text:cond-style-name=""><text:span text:style-name="a124" text:class-names="">Edit Master text styles</text:span></text:p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 le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list text:style-name="a138">
                            <text:list-item>
                              <text:p text:style-name="a137" text:class-names="" text:cond-style-name=""><text:span text:style-name="a135" text:class-names="">Fifth level</text:span><text:span text:style-name="a1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55" draw:name="Content Placeholder 3" svg:x="5.08333in" svg:y="1.75in" svg:width="4.41667in" svg:height="4.94965in" presentation:class="object" presentation:placeholder="false">
        <draw:text-box>
          <text:p text:style-name="a141" text:class-names="" text:cond-style-name=""><text:span text:style-name="a140" text:class-names="">Edit Master text styles</text:span></text:p>
          <text:list text:style-name="a144">
            <text:list-item>
              <text:list text:style-name="a144">
                <text:list-item>
                  <text:p text:style-name="a143" text:class-names="" text:cond-style-name=""><text:span text:style-name="a142" text:class-names="">Second level</text:span></text:p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p text:style-name="a146" text:class-names="" text:cond-style-name=""><text:span text:style-name="a145" text:class-names="">Third level</text:span></text:p>
                    </text:list-item>
                  </text:list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list text:style-name="a150">
                        <text:list-item>
                          <text:p text:style-name="a149" text:class-names="" text:cond-style-name=""><text:span text:style-name="a1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4">
            <text:list-item>
              <text:list text:style-name="a154">
                <text:list-item>
                  <text:list text:style-name="a154">
                    <text:list-item>
                      <text:list text:style-name="a154">
                        <text:list-item>
                          <text:list text:style-name="a154">
                            <text:list-item>
                              <text:p text:style-name="a153" text:class-names="" text:cond-style-name=""><text:span text:style-name="a151" text:class-names="">Fifth level</text:span><text:span text:style-name="a1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158" draw:name="Date Placeholder 4" svg:x="0.49961in" svg:y="6.95157in" svg:width="2.33346in" svg:height="0.39961in" presentation:class="date-time" presentation:placeholder="false">
        <draw:text-box>
          <text:p text:style-name="a157" text:class-names="" text:cond-style-name=""><text:span text:style-name="a156" text:class-names=""/></text:p>
        </draw:text-box>
        <svg:title/>
        <svg:desc/>
      </draw:frame>
      <draw:frame draw:id="id26" presentation:style-name="a161" draw:name="Footer Placeholder 5" svg:x="3.41653in" svg:y="6.9in" svg:width="3.16693in" svg:height="0.50275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27" presentation:style-name="a165" draw:name="Slide Number Placeholder 6" svg:x="7.16614in" svg:y="6.95157in" svg:width="2.33346in" svg:height="0.39961in" presentation:class="page-number" presentation:placeholder="false">
        <draw:text-box>
          <text:p text:style-name="a164" text:class-names="" text:cond-style-name=""><text:span text:style-name="a162" text:class-names=""><text:page-number style:num-format="1" text:fixed="false"/></text:span><text:span text:style-name="a163" text:class-names=""/></text:p>
        </draw:text-box>
        <svg:title/>
        <svg:desc/>
      </draw:frame>
      <presentation:notes style:page-layout-name="pageLayout2" draw:style-name="a170">
        <draw:page-thumbnail svg:x="0in" svg:y="0.75984in" svg:width="0in" svg:height="0in" presentation:class="page" draw:id="id5" presentation:style-name="a166" draw:name="Slide Image Placeholder 1">
          <svg:title/>
          <svg:desc/>
        </draw:page-thumbnail>
        <draw:frame draw:id="id6" presentation:style-name="a169" draw:name="Notes Placeholder 2" svg:x="0.75in" svg:y="4.75in" svg:width="5.99961in" svg:height="4.49961in" presentation:class="notes" presentation:placeholder="false">
          <draw:text-box>
            <text:p text:style-name="a168" text:class-names="" text:cond-style-name=""><text:span text:style-name="a167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171">
      <draw:frame draw:id="id28" presentation:style-name="a175" draw:name="Title 1" svg:x="0.68924in" svg:y="0.39931in" svg:width="8.625in" svg:height="1.44965in" presentation:class="title" presentation:placeholder="false">
        <draw:text-box>
          <text:p text:style-name="a174" text:class-names="" text:cond-style-name=""><text:span text:style-name="a172" text:class-names="">Click to edit Master title style</text:span><text:span text:style-name="a173" text:class-names=""/></text:p>
        </draw:text-box>
        <svg:title/>
        <svg:desc/>
      </draw:frame>
      <draw:frame draw:id="id29" presentation:style-name="a179" draw:name="Text Placeholder 2" svg:x="0.68924in" svg:y="1.83854in" svg:width="4.2309in" svg:height="0.90104in" presentation:class="outline" presentation:placeholder="false">
        <draw:text-box>
          <text:list text:style-name="a178">
            <text:list-item>
              <text:p text:style-name="a177" text:class-names="" text:cond-style-name=""><text:span text:style-name="a176" text:class-names="">Edit Master text styles</text:span></text:p>
            </text:list-item>
          </text:list>
        </draw:text-box>
        <svg:title/>
        <svg:desc/>
      </draw:frame>
      <draw:frame draw:id="id30" presentation:style-name="a195" draw:name="Content Placeholder 3" svg:x="0.68924in" svg:y="2.73958in" svg:width="4.2309in" svg:height="4.02951in" presentation:class="object" presentation:placeholder="false">
        <draw:text-box>
          <text:p text:style-name="a181" text:class-names="" text:cond-style-name=""><text:span text:style-name="a180" text:class-names="">Edit Master text styles</text:span></text:p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Second level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Third level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list text:style-name="a194">
                        <text:list-item>
                          <text:list text:style-name="a194">
                            <text:list-item>
                              <text:p text:style-name="a193" text:class-names="" text:cond-style-name=""><text:span text:style-name="a191" text:class-names="">Fifth level</text:span><text:span text:style-name="a1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Text Placeholder 4" svg:x="5.0625in" svg:y="1.83854in" svg:width="4.25174in" svg:height="0.90104in" presentation:class="outline" presentation:placeholder="false">
        <draw:text-box>
          <text:list text:style-name="a198">
            <text:list-item>
              <text:p text:style-name="a197" text:class-names="" text:cond-style-name=""><text:span text:style-name="a196" text:class-names="">Edit Master text styles</text:span></text:p>
            </text:list-item>
          </text:list>
        </draw:text-box>
        <svg:title/>
        <svg:desc/>
      </draw:frame>
      <draw:frame draw:id="id32" presentation:style-name="a215" draw:name="Content Placeholder 5" svg:x="5.0625in" svg:y="2.73958in" svg:width="4.25174in" svg:height="4.02951in" presentation:class="object" presentation:placeholder="false">
        <draw:text-box>
          <text:p text:style-name="a201" text:class-names="" text:cond-style-name=""><text:span text:style-name="a200" text:class-names="">Edit Master text styles</text:span></text:p>
          <text:list text:style-name="a204">
            <text:list-item>
              <text:list text:style-name="a204">
                <text:list-item>
                  <text:p text:style-name="a203" text:class-names="" text:cond-style-name=""><text:span text:style-name="a202" text:class-names="">Second level</text:span></text:p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p text:style-name="a206" text:class-names="" text:cond-style-name=""><text:span text:style-name="a205" text:class-names="">Third level</text:span></text:p>
                    </text:list-item>
                  </text:list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list text:style-name="a210">
                        <text:list-item>
                          <text:p text:style-name="a209" text:class-names="" text:cond-style-name=""><text:span text:style-name="a2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list text:style-name="a214">
                            <text:list-item>
                              <text:p text:style-name="a213" text:class-names="" text:cond-style-name=""><text:span text:style-name="a211" text:class-names="">Fifth level</text:span><text:span text:style-name="a2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18" draw:name="Date Placeholder 6" svg:x="0.49961in" svg:y="6.95157in" svg:width="2.33346in" svg:height="0.39961in" presentation:class="date-time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4" presentation:style-name="a221" draw:name="Footer Placeholder 7" svg:x="3.41653in" svg:y="6.9in" svg:width="3.16693in" svg:height="0.50275in" presentation:class="footer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draw:frame draw:id="id35" presentation:style-name="a225" draw:name="Slide Number Placeholder 8" svg:x="7.16614in" svg:y="6.95157in" svg:width="2.33346in" svg:height="0.39961in" presentation:class="page-number" presentation:placeholder="false">
        <draw:text-box>
          <text:p text:style-name="a224" text:class-names="" text:cond-style-name=""><text:span text:style-name="a222" text:class-names=""><text:page-number style:num-format="1" text:fixed="false"/></text:span><text:span text:style-name="a223" text:class-names=""/></text:p>
        </draw:text-box>
        <svg:title/>
        <svg:desc/>
      </draw:frame>
      <presentation:notes style:page-layout-name="pageLayout2" draw:style-name="a230">
        <draw:page-thumbnail svg:x="0in" svg:y="0.75984in" svg:width="0in" svg:height="0in" presentation:class="page" draw:id="id5" presentation:style-name="a226" draw:name="Slide Image Placeholder 1">
          <svg:title/>
          <svg:desc/>
        </draw:page-thumbnail>
        <draw:frame draw:id="id6" presentation:style-name="a229" draw:name="Notes Placeholder 2" svg:x="0.75in" svg:y="4.75in" svg:width="5.99961in" svg:height="4.49961in" presentation:class="notes" presentation:placeholder="false">
          <draw:text-box>
            <text:p text:style-name="a228" text:class-names="" text:cond-style-name=""><text:span text:style-name="a227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31">
      <draw:frame draw:id="id36" presentation:style-name="a235" draw:name="Title 1" svg:x="0.5in" svg:y="0.3in" svg:width="9in" svg:height="1.25039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7" presentation:style-name="a238" draw:name="Date Placeholder 2" svg:x="0.49961in" svg:y="6.95157in" svg:width="2.33346in" svg:height="0.39961in" presentation:class="date-time" presentation:placeholder="false">
        <draw:text-box>
          <text:p text:style-name="a237" text:class-names="" text:cond-style-name=""><text:span text:style-name="a236" text:class-names=""/></text:p>
        </draw:text-box>
        <svg:title/>
        <svg:desc/>
      </draw:frame>
      <draw:frame draw:id="id38" presentation:style-name="a241" draw:name="Footer Placeholder 3" svg:x="3.41653in" svg:y="6.9in" svg:width="3.16693in" svg:height="0.50275in" presentation:class="footer" presentation:placeholder="false">
        <draw:text-box>
          <text:p text:style-name="a240" text:class-names="" text:cond-style-name=""><text:span text:style-name="a239" text:class-names=""/></text:p>
        </draw:text-box>
        <svg:title/>
        <svg:desc/>
      </draw:frame>
      <draw:frame draw:id="id39" presentation:style-name="a245" draw:name="Slide Number Placeholder 4" svg:x="7.16614in" svg:y="6.95157in" svg:width="2.33346in" svg:height="0.39961in" presentation:class="page-number" presentation:placeholder="false">
        <draw:text-box>
          <text:p text:style-name="a244" text:class-names="" text:cond-style-name=""><text:span text:style-name="a242" text:class-names=""><text:page-number style:num-format="1" text:fixed="false"/></text:span><text:span text:style-name="a243" text:class-names=""/></text:p>
        </draw:text-box>
        <svg:title/>
        <svg:desc/>
      </draw:frame>
      <presentation:notes style:page-layout-name="pageLayout2" draw:style-name="a250">
        <draw:page-thumbnail svg:x="0in" svg:y="0.75984in" svg:width="0in" svg:height="0in" presentation:class="page" draw:id="id5" presentation:style-name="a246" draw:name="Slide Image Placeholder 1">
          <svg:title/>
          <svg:desc/>
        </draw:page-thumbnail>
        <draw:frame draw:id="id6" presentation:style-name="a249" draw:name="Notes Placeholder 2" svg:x="0.75in" svg:y="4.75in" svg:width="5.99961in" svg:height="4.49961in" presentation:class="notes" presentation:placeholder="false">
          <draw:text-box>
            <text:p text:style-name="a248" text:class-names="" text:cond-style-name=""><text:span text:style-name="a247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251">
      <draw:frame draw:id="id40" presentation:style-name="a254" draw:name="Date Placeholder 1" svg:x="0.49961in" svg:y="6.95157in" svg:width="2.33346in" svg:height="0.39961in" presentation:class="date-time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1" presentation:style-name="a257" draw:name="Footer Placeholder 2" svg:x="3.41653in" svg:y="6.9in" svg:width="3.16693in" svg:height="0.50275in" presentation:class="footer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42" presentation:style-name="a261" draw:name="Slide Number Placeholder 3" svg:x="7.16614in" svg:y="6.95157in" svg:width="2.33346in" svg:height="0.39961in" presentation:class="page-number" presentation:placeholder="false">
        <draw:text-box>
          <text:p text:style-name="a260" text:class-names="" text:cond-style-name=""><text:span text:style-name="a258" text:class-names=""><text:page-number style:num-format="1" text:fixed="false"/></text:span><text:span text:style-name="a259" text:class-names=""/></text:p>
        </draw:text-box>
        <svg:title/>
        <svg:desc/>
      </draw:frame>
      <presentation:notes style:page-layout-name="pageLayout2" draw:style-name="a266">
        <draw:page-thumbnail svg:x="0in" svg:y="0.75984in" svg:width="0in" svg:height="0in" presentation:class="page" draw:id="id5" presentation:style-name="a262" draw:name="Slide Image Placeholder 1">
          <svg:title/>
          <svg:desc/>
        </draw:page-thumbnail>
        <draw:frame draw:id="id6" presentation:style-name="a265" draw:name="Notes Placeholder 2" svg:x="0.75in" svg:y="4.75in" svg:width="5.99961in" svg:height="4.49961in" presentation:class="notes" presentation:placeholder="false">
          <draw:text-box>
            <text:p text:style-name="a264" text:class-names="" text:cond-style-name=""><text:span text:style-name="a263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267">
      <draw:frame draw:id="id43" presentation:style-name="a271" draw:name="Title 1" svg:x="0.68924in" svg:y="0.5in" svg:width="3.22569in" svg:height="1.75in" presentation:class="title" presentation:placeholder="false">
        <draw:text-box>
          <text:p text:style-name="a270" text:class-names="" text:cond-style-name=""><text:span text:style-name="a268" text:class-names="">Click to edit Master title style</text:span><text:span text:style-name="a269" text:class-names=""/></text:p>
        </draw:text-box>
        <svg:title/>
        <svg:desc/>
      </draw:frame>
      <draw:frame draw:id="id44" presentation:style-name="a287" draw:name="Content Placeholder 2" svg:x="4.25174in" svg:y="1.07986in" svg:width="5.0625in" svg:height="5.32986in" presentation:class="object" presentation:placeholder="false">
        <draw:text-box>
          <text:p text:style-name="a273" text:class-names="" text:cond-style-name=""><text:span text:style-name="a272" text:class-names="">Edit Master text styles</text:span></text:p>
          <text:list text:style-name="a276">
            <text:list-item>
              <text:list text:style-name="a276">
                <text:list-item>
                  <text:p text:style-name="a275" text:class-names="" text:cond-style-name=""><text:span text:style-name="a274" text:class-names="">Second level</text:span></text:p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p text:style-name="a278" text:class-names="" text:cond-style-name=""><text:span text:style-name="a277" text:class-names="">Third level</text:span></text:p>
                    </text:list-item>
                  </text:list>
                </text:list-item>
              </text:list>
            </text:list-item>
          </text:list>
          <text:list text:style-name="a282">
            <text:list-item>
              <text:list text:style-name="a282">
                <text:list-item>
                  <text:list text:style-name="a282">
                    <text:list-item>
                      <text:list text:style-name="a282">
                        <text:list-item>
                          <text:p text:style-name="a281" text:class-names="" text:cond-style-name=""><text:span text:style-name="a2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list text:style-name="a286">
                        <text:list-item>
                          <text:list text:style-name="a286">
                            <text:list-item>
                              <text:p text:style-name="a285" text:class-names="" text:cond-style-name=""><text:span text:style-name="a283" text:class-names="">Fifth level</text:span><text:span text:style-name="a2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291" draw:name="Text Placeholder 3" svg:x="0.68924in" svg:y="2.25in" svg:width="3.22569in" svg:height="4.1684in" presentation:class="outline" presentation:placeholder="false">
        <draw:text-box>
          <text:list text:style-name="a290">
            <text:list-item>
              <text:p text:style-name="a289" text:class-names="" text:cond-style-name=""><text:span text:style-name="a288" text:class-names="">Edit Master text styles</text:span></text:p>
            </text:list-item>
          </text:list>
        </draw:text-box>
        <svg:title/>
        <svg:desc/>
      </draw:frame>
      <draw:frame draw:id="id46" presentation:style-name="a294" draw:name="Date Placeholder 4" svg:x="0.49961in" svg:y="6.95157in" svg:width="2.33346in" svg:height="0.39961in" presentation:class="date-time" presentation:placeholder="false">
        <draw:text-box>
          <text:p text:style-name="a293" text:class-names="" text:cond-style-name=""><text:span text:style-name="a292" text:class-names=""/></text:p>
        </draw:text-box>
        <svg:title/>
        <svg:desc/>
      </draw:frame>
      <draw:frame draw:id="id47" presentation:style-name="a297" draw:name="Footer Placeholder 5" svg:x="3.41653in" svg:y="6.9in" svg:width="3.16693in" svg:height="0.50275in" presentation:class="footer" presentation:placeholder="false">
        <draw:text-box>
          <text:p text:style-name="a296" text:class-names="" text:cond-style-name=""><text:span text:style-name="a295" text:class-names=""/></text:p>
        </draw:text-box>
        <svg:title/>
        <svg:desc/>
      </draw:frame>
      <draw:frame draw:id="id48" presentation:style-name="a301" draw:name="Slide Number Placeholder 6" svg:x="7.16614in" svg:y="6.95157in" svg:width="2.33346in" svg:height="0.39961in" presentation:class="page-number" presentation:placeholder="false">
        <draw:text-box>
          <text:p text:style-name="a300" text:class-names="" text:cond-style-name=""><text:span text:style-name="a298" text:class-names=""><text:page-number style:num-format="1" text:fixed="false"/></text:span><text:span text:style-name="a299" text:class-names=""/></text:p>
        </draw:text-box>
        <svg:title/>
        <svg:desc/>
      </draw:frame>
      <presentation:notes style:page-layout-name="pageLayout2" draw:style-name="a306">
        <draw:page-thumbnail svg:x="0in" svg:y="0.75984in" svg:width="0in" svg:height="0in" presentation:class="page" draw:id="id5" presentation:style-name="a302" draw:name="Slide Image Placeholder 1">
          <svg:title/>
          <svg:desc/>
        </draw:page-thumbnail>
        <draw:frame draw:id="id6" presentation:style-name="a305" draw:name="Notes Placeholder 2" svg:x="0.75in" svg:y="4.75in" svg:width="5.99961in" svg:height="4.49961in" presentation:class="notes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307">
      <draw:frame draw:id="id49" presentation:style-name="a311" draw:name="Title 1" svg:x="0.68924in" svg:y="0.5in" svg:width="3.22569in" svg:height="1.75in" presentation:class="title" presentation:placeholder="false">
        <draw:text-box>
          <text:p text:style-name="a310" text:class-names="" text:cond-style-name=""><text:span text:style-name="a308" text:class-names="">Click to edit Master title style</text:span><text:span text:style-name="a309" text:class-names=""/></text:p>
        </draw:text-box>
        <svg:title/>
        <svg:desc/>
      </draw:frame>
      <draw:frame draw:id="id50" presentation:style-name="a314" draw:name="Picture Placeholder 2" svg:x="4.25174in" svg:y="1.07986in" svg:width="5.0625in" svg:height="5.32986in" presentation:class="graphic" presentation:placeholder="false">
        <draw:text-box>
          <text:p text:style-name="a313" text:class-names="" text:cond-style-name=""><text:span text:style-name="a312" text:class-names=""/></text:p>
        </draw:text-box>
        <svg:title/>
        <svg:desc/>
      </draw:frame>
      <draw:frame draw:id="id51" presentation:style-name="a318" draw:name="Text Placeholder 3" svg:x="0.68924in" svg:y="2.25in" svg:width="3.22569in" svg:height="4.168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Edit Master text styles</text:span></text:p>
            </text:list-item>
          </text:list>
        </draw:text-box>
        <svg:title/>
        <svg:desc/>
      </draw:frame>
      <draw:frame draw:id="id52" presentation:style-name="a321" draw:name="Date Placeholder 4" svg:x="0.49961in" svg:y="6.95157in" svg:width="2.33346in" svg:height="0.39961in" presentation:class="date-time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  <draw:frame draw:id="id53" presentation:style-name="a324" draw:name="Footer Placeholder 5" svg:x="3.41653in" svg:y="6.9in" svg:width="3.16693in" svg:height="0.50275in" presentation:class="footer" presentation:placeholder="false">
        <draw:text-box>
          <text:p text:style-name="a323" text:class-names="" text:cond-style-name=""><text:span text:style-name="a322" text:class-names=""/></text:p>
        </draw:text-box>
        <svg:title/>
        <svg:desc/>
      </draw:frame>
      <draw:frame draw:id="id54" presentation:style-name="a328" draw:name="Slide Number Placeholder 6" svg:x="7.16614in" svg:y="6.95157in" svg:width="2.33346in" svg:height="0.39961in" presentation:class="page-number" presentation:placeholder="false">
        <draw:text-box>
          <text:p text:style-name="a327" text:class-names="" text:cond-style-name=""><text:span text:style-name="a325" text:class-names=""><text:page-number style:num-format="1" text:fixed="false"/></text:span><text:span text:style-name="a326" text:class-names=""/></text:p>
        </draw:text-box>
        <svg:title/>
        <svg:desc/>
      </draw:frame>
      <presentation:notes style:page-layout-name="pageLayout2" draw:style-name="a333">
        <draw:page-thumbnail svg:x="0in" svg:y="0.75984in" svg:width="0in" svg:height="0in" presentation:class="page" draw:id="id5" presentation:style-name="a329" draw:name="Slide Image Placeholder 1">
          <svg:title/>
          <svg:desc/>
        </draw:page-thumbnail>
        <draw:frame draw:id="id6" presentation:style-name="a332" draw:name="Notes Placeholder 2" svg:x="0.75in" svg:y="4.75in" svg:width="5.99961in" svg:height="4.49961in" presentation:class="notes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334">
      <draw:frame draw:id="id55" presentation:style-name="a338" draw:name="Title 1" svg:x="0.5in" svg:y="0.3in" svg:width="9in" svg:height="1.25039in" presentation:class="title" presentation:placeholder="false">
        <draw:text-box>
          <text:p text:style-name="a337" text:class-names="" text:cond-style-name=""><text:span text:style-name="a335" text:class-names="">Click to edit Master title style</text:span><text:span text:style-name="a336" text:class-names=""/></text:p>
        </draw:text-box>
        <svg:title/>
        <svg:desc/>
      </draw:frame>
      <draw:frame draw:id="id56" presentation:style-name="a355" draw:name="Vertical Text Placeholder 2" svg:x="0.5in" svg:y="1.75in" svg:width="9in" svg:height="4.95in" presentation:class="outline" presentation:placeholder="false">
        <draw:text-box>
          <text:list text:style-name="a341">
            <text:list-item>
              <text:p text:style-name="a340" text:class-names="" text:cond-style-name=""><text:span text:style-name="a339" text:class-names="">Edit Master text styles</text:span></text:p>
            </text:list-item>
          </text:list>
          <text:list text:style-name="a344">
            <text:list-item>
              <text:list text:style-name="a344">
                <text:list-item>
                  <text:p text:style-name="a343" text:class-names="" text:cond-style-name=""><text:span text:style-name="a342" text:class-names="">Second level</text:span></text:p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p text:style-name="a346" text:class-names="" text:cond-style-name=""><text:span text:style-name="a345" text:class-names="">Third level</text:span></text:p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p text:style-name="a349" text:class-names="" text:cond-style-name=""><text:span text:style-name="a3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list text:style-name="a354">
                        <text:list-item>
                          <text:list text:style-name="a354">
                            <text:list-item>
                              <text:p text:style-name="a353" text:class-names="" text:cond-style-name=""><text:span text:style-name="a351" text:class-names="">Fifth level</text:span><text:span text:style-name="a3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58" draw:name="Date Placeholder 3" svg:x="0.49961in" svg:y="6.95157in" svg:width="2.33346in" svg:height="0.39961in" presentation:class="date-time" presentation:placeholder="false">
        <draw:text-box>
          <text:p text:style-name="a357" text:class-names="" text:cond-style-name=""><text:span text:style-name="a356" text:class-names=""/></text:p>
        </draw:text-box>
        <svg:title/>
        <svg:desc/>
      </draw:frame>
      <draw:frame draw:id="id58" presentation:style-name="a361" draw:name="Footer Placeholder 4" svg:x="3.41653in" svg:y="6.9in" svg:width="3.16693in" svg:height="0.50275in" presentation:class="footer" presentation:placeholder="false">
        <draw:text-box>
          <text:p text:style-name="a360" text:class-names="" text:cond-style-name=""><text:span text:style-name="a359" text:class-names=""/></text:p>
        </draw:text-box>
        <svg:title/>
        <svg:desc/>
      </draw:frame>
      <draw:frame draw:id="id59" presentation:style-name="a365" draw:name="Slide Number Placeholder 5" svg:x="7.16614in" svg:y="6.95157in" svg:width="2.33346in" svg:height="0.39961in" presentation:class="page-number" presentation:placeholder="false">
        <draw:text-box>
          <text:p text:style-name="a364" text:class-names="" text:cond-style-name=""><text:span text:style-name="a362" text:class-names=""><text:page-number style:num-format="1" text:fixed="false"/></text:span><text:span text:style-name="a363" text:class-names=""/></text:p>
        </draw:text-box>
        <svg:title/>
        <svg:desc/>
      </draw:frame>
      <presentation:notes style:page-layout-name="pageLayout2" draw:style-name="a370">
        <draw:page-thumbnail svg:x="0in" svg:y="0.75984in" svg:width="0in" svg:height="0in" presentation:class="page" draw:id="id5" presentation:style-name="a366" draw:name="Slide Image Placeholder 1">
          <svg:title/>
          <svg:desc/>
        </draw:page-thumbnail>
        <draw:frame draw:id="id6" presentation:style-name="a369" draw:name="Notes Placeholder 2" svg:x="0.75in" svg:y="4.75in" svg:width="5.99961in" svg:height="4.49961in" presentation:class="notes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371">
      <draw:frame draw:id="id60" presentation:style-name="a375" draw:name="Vertical Title 1" svg:x="7.25in" svg:y="0.30035in" svg:width="2.25in" svg:height="6.39931in" presentation:class="title" presentation:placeholder="false">
        <draw:text-box>
          <text:p text:style-name="a374" text:class-names="" text:cond-style-name=""><text:span text:style-name="a372" text:class-names="">Click to edit Master title style</text:span><text:span text:style-name="a373" text:class-names=""/></text:p>
        </draw:text-box>
        <svg:title/>
        <svg:desc/>
      </draw:frame>
      <draw:frame draw:id="id61" presentation:style-name="a392" draw:name="Vertical Text Placeholder 2" svg:x="0.5in" svg:y="0.30035in" svg:width="6.58333in" svg:height="6.39931in" presentation:class="outline" presentation:placeholder="false">
        <draw:text-box>
          <text:list text:style-name="a378">
            <text:list-item>
              <text:p text:style-name="a377" text:class-names="" text:cond-style-name=""><text:span text:style-name="a376" text:class-names="">Edit Master text styles</text:span></text:p>
            </text:list-item>
          </text:list>
          <text:list text:style-name="a381">
            <text:list-item>
              <text:list text:style-name="a381">
                <text:list-item>
                  <text:p text:style-name="a380" text:class-names="" text:cond-style-name=""><text:span text:style-name="a379" text:class-names="">Second level</text:span></text:p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p text:style-name="a383" text:class-names="" text:cond-style-name=""><text:span text:style-name="a382" text:class-names="">Third level</text:span></text:p>
                    </text:list-item>
                  </text:list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list text:style-name="a387">
                        <text:list-item>
                          <text:p text:style-name="a386" text:class-names="" text:cond-style-name=""><text:span text:style-name="a3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list text:style-name="a391">
                        <text:list-item>
                          <text:list text:style-name="a391">
                            <text:list-item>
                              <text:p text:style-name="a390" text:class-names="" text:cond-style-name=""><text:span text:style-name="a388" text:class-names="">Fifth level</text:span><text:span text:style-name="a3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395" draw:name="Date Placeholder 3" svg:x="0.49961in" svg:y="6.95157in" svg:width="2.33346in" svg:height="0.39961in" presentation:class="date-time" presentation:placeholder="false">
        <draw:text-box>
          <text:p text:style-name="a394" text:class-names="" text:cond-style-name=""><text:span text:style-name="a393" text:class-names=""/></text:p>
        </draw:text-box>
        <svg:title/>
        <svg:desc/>
      </draw:frame>
      <draw:frame draw:id="id63" presentation:style-name="a398" draw:name="Footer Placeholder 4" svg:x="3.41653in" svg:y="6.9in" svg:width="3.16693in" svg:height="0.50275in" presentation:class="footer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64" presentation:style-name="a402" draw:name="Slide Number Placeholder 5" svg:x="7.16614in" svg:y="6.95157in" svg:width="2.33346in" svg:height="0.39961in" presentation:class="page-number" presentation:placeholder="false">
        <draw:text-box>
          <text:p text:style-name="a401" text:class-names="" text:cond-style-name=""><text:span text:style-name="a399" text:class-names=""><text:page-number style:num-format="1" text:fixed="false"/></text:span><text:span text:style-name="a400" text:class-names=""/></text:p>
        </draw:text-box>
        <svg:title/>
        <svg:desc/>
      </draw:frame>
      <presentation:notes style:page-layout-name="pageLayout2" draw:style-name="a407">
        <draw:page-thumbnail svg:x="0in" svg:y="0.75984in" svg:width="0in" svg:height="0in" presentation:class="page" draw:id="id5" presentation:style-name="a403" draw:name="Slide Image Placeholder 1">
          <svg:title/>
          <svg:desc/>
        </draw:page-thumbnail>
        <draw:frame draw:id="id6" presentation:style-name="a406" draw:name="Notes Placeholder 2" svg:x="0.75in" svg:y="4.75in" svg:width="5.99961in" svg:height="4.49961in" presentation:class="notes" presentation:placeholder="false">
          <draw:text-box>
            <text:p text:style-name="a405" text:class-names="" text:cond-style-name=""><text:span text:style-name="a404" text:class-names=""/></text:p>
          </draw:text-box>
          <svg:title/>
          <svg:desc/>
        </draw:frame>
      </presentation:notes>
    </style:master-page>
    <style:handout-master style:page-layout-name="pageLayout3" draw:style-name="a408">
      <draw:frame draw:id="id65" presentation:style-name="a411" draw:name="Header Placeholder 1" svg:x="0in" svg:y="0in" svg:width="3.25433in" svg:height="0.49961in" presentation:class="header" presentation:placeholder="false">
        <draw:text-box>
          <text:p text:style-name="a410" text:class-names="" text:cond-style-name=""><text:span text:style-name="a409" text:class-names=""/></text:p>
        </draw:text-box>
        <svg:title/>
        <svg:desc/>
      </draw:frame>
      <draw:frame draw:id="id66" presentation:style-name="a414" draw:name="Date Placeholder 2" svg:x="4.24528in" svg:y="0in" svg:width="3.25433in" svg:height="0.49961in" presentation:class="date-time" presentation:placeholder="false">
        <draw:text-box>
          <text:p text:style-name="a413" text:class-names="" text:cond-style-name=""><text:span text:style-name="a412" text:class-names=""/></text:p>
        </draw:text-box>
        <svg:title/>
        <svg:desc/>
      </draw:frame>
      <draw:frame draw:id="id67" presentation:style-name="a417" draw:name="Footer Placeholder 3" svg:x="0in" svg:y="9.5in" svg:width="3.25433in" svg:height="0.49961in" presentation:class="footer" presentation:placeholder="false">
        <draw:text-box>
          <text:p text:style-name="a416" text:class-names="" text:cond-style-name=""><text:span text:style-name="a415" text:class-names=""/></text:p>
        </draw:text-box>
        <svg:title/>
        <svg:desc/>
      </draw:frame>
      <draw:frame draw:id="id68" presentation:style-name="a420" draw:name="Slide Number Placeholder 4" svg:x="4.24528in" svg:y="9.5in" svg:width="3.25433in" svg:height="0.49961in" presentation:class="page-number" presentation:placeholder="false">
        <draw:text-box>
          <text:p text:style-name="a419" text:class-names="" text:cond-style-name=""><text:span text:style-name="a418" text:class-names=""><text:page-number style:num-format="1" text:fixed="false"/></text:span></text:p>
        </draw:text-box>
        <svg:title/>
        <svg:desc/>
      </draw:frame>
      <draw:page-thumbnail draw:page-number="1" svg:x="0.59549in" svg:y="1in" svg:width="2.93229in" svg:height="2.19965in"/>
      <draw:page-thumbnail draw:page-number="2" svg:x="3.97049in" svg:y="1in" svg:width="2.93229in" svg:height="2.19965in"/>
      <draw:page-thumbnail draw:page-number="3" svg:x="0.59549in" svg:y="3.89931in" svg:width="2.93229in" svg:height="2.19965in"/>
      <draw:page-thumbnail draw:page-number="4" svg:x="3.97049in" svg:y="3.89931in" svg:width="2.93229in" svg:height="2.19965in"/>
      <draw:page-thumbnail draw:page-number="5" svg:x="0.59549in" svg:y="6.79861in" svg:width="2.93229in" svg:height="2.19965in"/>
      <draw:page-thumbnail draw:page-number="6" svg:x="3.97049in" svg:y="6.79861in" svg:width="2.93229in" svg:height="2.1996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Peter Chipman</meta:initial-creator>
    <dc:creator>Peter Chipman</dc:creator>
    <meta:creation-date>2012-05-05T14:28:03Z</meta:creation-date>
    <dc:date>2020-04-22T15:05:23Z</dc:date>
    <meta:editing-cycles>1</meta:editing-cycles>
    <meta:editing-duration>PT45S</meta:editing-duration>
    <meta:document-statistic meta:paragraph-count="9" meta:word-count="17"/>
  </office:meta>
</office:document-meta>
</file>